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5-11-13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5-10-15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5-09-10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5-08-13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5-06-11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5-05-14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5-04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4-11-12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4-10-0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4-09-11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4-08-13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4-07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4-06-1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4-05-08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4-03-2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3-11-0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3-10-04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3-09-13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3-08-0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3-07-22 0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3-06-14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3-05-1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3-04-12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2-10-12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2-09-14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2-08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2-07-14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2-06-13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2-05-13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2-04-2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1-11-0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1-10-1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1-09-23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1-08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1-07-22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1-06-21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1-05-28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1-04-24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0-11-1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0-10-28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0-09-3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0-08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0-07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0-06-3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0-05-2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20-03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9-11-1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9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9-09-0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9-08-15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9-07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9-06-28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9-05-22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9-04-19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8-10-26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8-09-27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8-08-2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8-07-23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8-06-07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8-05-03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8-04-04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7-11-14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7-10-10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7-09-0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7-08-04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7-07-18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7-07-05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7-06-01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7-05-0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7-03-30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6-10-0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6-09-08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6-08-10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6-07-06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6-06-02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6-04-27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6-04-0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5-11-0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5-09-3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5-08-2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5-07-13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5-06-1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5-05-1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3-11-2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3-10-2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3-09-2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3-08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3-07-2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3-06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3-05-2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3-04-29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2-11-3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2-10-29 0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2-09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2-08-3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2-07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2-06-22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2-05-3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2-04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2-03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1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6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6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6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3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1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2000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8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7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7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6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6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6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5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5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0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9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7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6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6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6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6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6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6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6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3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1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8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7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7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7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6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7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6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046</text:p>
          </table:table-cell>
          <table:table-cell office:value-type="string" calcext:value-type="string">
            <text:p>QBAA at Mountain Iron, OLIVER MINING COMPANY</text:p>
          </table:table-cell>
          <table:table-cell office:value-type="string" calcext:value-type="string">
            <text:p>195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12" meta:object-count="0"/>
    <meta:user-defined meta:name="AppVersion">3.0</meta:user-defined>
  </office:meta>
</office:document-meta>
</file>